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Heading">
      <style:paragraph-properties fo:text-align="center" style:justify-single-word="false"/>
      <style:text-properties fo:font-size="44pt" style:font-size-asian="44pt" style:font-size-complex="44pt"/>
    </style:style>
    <style:style style:name="P5" style:family="paragraph" style:parent-style-name="Text_20_body">
      <style:paragraph-properties fo:text-align="center" style:justify-single-word="false"/>
      <style:text-properties fo:font-size="44pt" style:font-size-asian="44pt" style:font-size-complex="44pt"/>
    </style:style>
    <style:style style:name="P6" style:family="paragraph" style:parent-style-name="Heading">
      <style:paragraph-properties fo:text-align="center" style:justify-single-word="false"/>
      <style:text-properties fo:font-size="24pt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8" style:family="paragraph" style:parent-style-name="Standard">
      <style:paragraph-properties fo:break-before="page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4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Heading_20_2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 style:list-style-name="L2"/>
    <style:style style:name="T1" style:family="text">
      <style:text-properties fo:font-size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fo:min-height="0.77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start-width="0.25cm" draw:textarea-horizontal-align="center" draw:textarea-vertical-align="middle" style:run-through="foreground"/>
    </style:style>
    <style:style style:name="gr4" style:family="graphic">
      <style:graphic-properties draw:marker-start="Arrow" draw:marker-start-width="0.25cm" draw:marker-end="" draw:marker-end-width="0.15cm" draw:textarea-horizontal-align="center" draw:textarea-vertical-align="middle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1.5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horizontal-align="justify" draw:textarea-vertical-align="top" draw:auto-grow-height="false" fo:min-height="0cm" fo:min-width="0cm" style:run-through="foreground"/>
    </style:style>
    <style:style style:name="gr10" style:family="graphic">
      <style:graphic-properties draw:fill="none" draw:textarea-horizontal-align="center" draw:textarea-vertical-align="middle" style:run-through="foreground"/>
    </style:style>
    <style:style style:name="gr11" style:family="graphic">
      <style:graphic-properties draw:fill="none" draw:textarea-horizontal-align="justify" draw:textarea-vertical-align="middle" draw:auto-grow-height="false" fo:min-height="0cm" fo:min-width="0cm" style:run-through="foreground"/>
    </style:style>
    <style:style style:name="gr12" style:family="graphic">
      <style:graphic-properties draw:fill="none" draw:textarea-horizontal-align="justify" draw:textarea-vertical-align="middle" draw:auto-grow-height="false" fo:min-height="0cm" fo:min-width="0cm" style:run-through="foreground"/>
    </style:style>
    <style:style style:name="gr13" style:family="graphic">
      <style:graphic-properties draw:fill="none" draw:textarea-horizontal-align="center" draw:textarea-vertical-align="middle" style:run-through="foreground"/>
    </style:style>
    <style:style style:name="gr14" style:family="graphic">
      <style:graphic-properties draw:fill="none" draw:textarea-horizontal-align="center" draw:textarea-vertical-align="top" style:run-through="foreground"/>
    </style:style>
    <style:style style:name="gr15" style:family="graphic">
      <style:graphic-properties style:run-through="foreground"/>
    </style:style>
    <style:style style:name="gr16" style:family="graphic">
      <style:graphic-properties draw:stroke="solid" draw:stroke-dash="Fine_20_Dotted" draw:fill="none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1"/>
      <text:p text:style-name="P3">!New!</text:p>
      <text:p text:style-name="P4">Vixen Intranet Application</text:p>
      <text:p text:style-name="P5"/>
      <text:p text:style-name="P6">3 July, 2007</text:p>
      <text:p text:style-name="P7">v3</text:p>
      <text:p text:style-name="P8"/>
      <text:p text:style-name="Standard"><draw:frame text:anchor-type="paragraph" draw:z-index="0" draw:style-name="gr1" draw:text-style-name="P10" svg:width="3.835cm" svg:height="0.779cm" svg:x="1.573cm" svg:y="1.528cm"><draw:text-box><text:p text:style-name="P9"><text:span text:style-name="T1">HTML Objects</text:span></text:p></draw:text-box></draw:frame><draw:frame text:anchor-type="paragraph" draw:z-index="1" draw:style-name="gr1" draw:text-style-name="P10" svg:width="3.454cm" svg:height="0.779cm" svg:x="6.022cm" svg:y="0.469cm"><draw:text-box><text:p text:style-name="P9"><text:span text:style-name="T1">DB</text:span></text:p></draw:text-box></draw:frame><draw:frame text:anchor-type="paragraph" draw:z-index="2" draw:style-name="gr1" draw:text-style-name="P10" svg:width="3.454cm" svg:height="0.779cm" svg:x="5.928cm" svg:y="1.528cm"><draw:text-box><text:p text:style-name="P9"><text:span text:style-name="T1">Framework</text:span></text:p></draw:text-box></draw:frame><draw:frame text:anchor-type="paragraph" draw:z-index="3" draw:style-name="gr1" draw:text-style-name="P10" svg:width="3.454cm" svg:height="0.779cm" svg:x="10.44cm" svg:y="1.559cm"><draw:text-box><text:p text:style-name="P9"><text:span text:style-name="T1">DB Definitions</text:span></text:p></draw:text-box></draw:frame><draw:frame text:anchor-type="paragraph" draw:z-index="6" draw:style-name="gr1" draw:text-style-name="P10" svg:width="4.515cm" svg:height="0.779cm" svg:x="0.884cm" svg:y="0.416cm"><draw:text-box><text:p text:style-name="P9"><text:span text:style-name="T1">AJAX Templates</text:span></text:p></draw:text-box></draw:frame><draw:frame text:anchor-type="paragraph" draw:z-index="7" draw:style-name="gr1" draw:text-style-name="P10" svg:width="4.515cm" svg:height="0.779cm" svg:x="5.71cm" svg:y="9.403cm"><draw:text-box><text:p text:style-name="P9"><text:span text:style-name="T1">PHP Pages</text:span></text:p></draw:text-box></draw:frame><draw:g text:anchor-type="paragraph" draw:z-index="16" draw:style-name="gr2"><draw:line draw:style-name="gr3" draw:text-style-name="P9" svg:x1="5.71cm" svg:y1="9.807cm" svg:x2="5.029cm" svg:y2="9.807cm"><text:p/></draw:line><draw:line draw:style-name="gr4" draw:text-style-name="P9" svg:x1="5.71cm" svg:y1="3.806cm" svg:x2="5.029cm" svg:y2="3.806cm"><text:p/></draw:line><draw:line draw:style-name="gr5" draw:text-style-name="P9" svg:x1="5.029cm" svg:y1="3.806cm" svg:x2="5.029cm" svg:y2="9.807cm"><text:p/></draw:line></draw:g><draw:line text:anchor-type="paragraph" draw:z-index="10" draw:style-name="gr6" draw:text-style-name="P9" svg:x1="7.768cm" svg:y1="2.305cm" svg:x2="7.768cm" svg:y2="3.302cm"><text:p/></draw:line><draw:line text:anchor-type="paragraph" draw:z-index="11" draw:style-name="gr6" draw:text-style-name="P9" svg:x1="7.83cm" svg:y1="1.247cm" svg:x2="7.83cm" svg:y2="1.527cm"><text:p/></draw:line><draw:line text:anchor-type="paragraph" draw:z-index="12" draw:style-name="gr6" draw:text-style-name="P9" svg:x1="5.408cm" svg:y1="1.998cm" svg:x2="5.928cm" svg:y2="1.998cm"><text:p/></draw:line><draw:line text:anchor-type="paragraph" draw:z-index="13" draw:style-name="gr6" draw:text-style-name="P9" svg:x1="9.382cm" svg:y1="2.03cm" svg:x2="10.44cm" svg:y2="2.03cm"><text:p/></draw:line></text:p>
      <text:p text:style-name="Standard"/>
      <text:p text:style-name="Standard"><draw:line text:anchor-type="paragraph" draw:z-index="29" draw:style-name="gr7" draw:text-style-name="P9" svg:x1="5.398cm" svg:y1="0.175cm" svg:x2="5.929cm" svg:y2="0.508cm"><text:p/></draw:line></text:p>
      <text:p text:style-name="Standard"><draw:line text:anchor-type="paragraph" draw:z-index="23" draw:style-name="gr7" draw:text-style-name="P9" svg:x1="1.574cm" svg:y1="0.31cm" svg:x2="0.921cm" svg:y2="0.31cm"><text:p/></draw:line><draw:line text:anchor-type="paragraph" draw:z-index="24" draw:style-name="gr7" draw:text-style-name="P9" svg:x1="0.921cm" svg:y1="0.31cm" svg:x2="0.921cm" svg:y2="3.889cm"><text:p/></draw:line></text:p>
      <text:p text:style-name="Standard"><draw:line text:anchor-type="paragraph" draw:z-index="27" draw:style-name="gr7" draw:text-style-name="P9" svg:x1="3.784cm" svg:y1="0.555cm" svg:x2="3.784cm" svg:y2="0.266cm"><text:p/></draw:line></text:p>
      <text:p text:style-name="Standard"><draw:frame text:anchor-type="paragraph" draw:z-index="20" draw:style-name="gr1" draw:text-style-name="P10" svg:width="3.835cm" svg:height="0.779cm" svg:x="1.48cm" svg:y="0.046cm"><draw:text-box><text:p text:style-name="P9"><text:span text:style-name="T1">HTML Elements</text:span></text:p></draw:text-box></draw:frame></text:p>
      <text:p text:style-name="Standard"><draw:frame text:anchor-type="paragraph" draw:z-index="21" draw:style-name="gr1" draw:text-style-name="P10" svg:width="3.835cm" svg:height="0.779cm" svg:x="10.569cm" svg:y="0.136cm"><draw:text-box><text:p text:style-name="P9"><text:span text:style-name="T1">AppTemplates</text:span></text:p></draw:text-box></draw:frame><draw:frame text:anchor-type="paragraph" draw:z-index="4" draw:style-name="gr8" draw:text-style-name="P10" svg:width="4.015cm" svg:height="1.527cm" svg:x="5.71cm" svg:y="0.243cm"><draw:text-box><text:p text:style-name="P9"><text:span text:style-name="T1">Application</text:span></text:p></draw:text-box></draw:frame></text:p>
      <text:p text:style-name="Standard"><draw:frame text:anchor-type="paragraph" draw:z-index="8" draw:style-name="gr1" draw:text-style-name="P10" svg:width="2.925cm" svg:height="0.779cm" svg:x="1.289cm" svg:y="0.423cm"><draw:text-box><text:p text:style-name="P9"><text:span text:style-name="T1">JS</text:span></text:p></draw:text-box></draw:frame><draw:line text:anchor-type="paragraph" draw:z-index="15" draw:style-name="gr6" draw:text-style-name="P9" svg:x1="9.724cm" svg:y1="0.049cm" svg:x2="10.468cm" svg:y2="0.049cm"><text:p/></draw:line></text:p>
      <text:p text:style-name="Standard"><draw:frame text:anchor-type="paragraph" draw:z-index="22" draw:style-name="gr1" draw:text-style-name="P10" svg:width="3.835cm" svg:height="0.779cm" svg:x="10.569cm" svg:y="0.369cm"><draw:text-box><text:p text:style-name="P9"><text:span text:style-name="T1">Modules</text:span></text:p></draw:text-box></draw:frame><draw:line text:anchor-type="paragraph" draw:z-index="25" draw:style-name="gr7" draw:text-style-name="P9" svg:x1="1.29cm" svg:y1="0.314cm" svg:x2="0.921cm" svg:y2="0.282cm"><text:p/></draw:line><draw:line text:anchor-type="paragraph" draw:z-index="28" draw:style-name="gr7" draw:text-style-name="P9" svg:x1="9.724cm" svg:y1="0.256cm" svg:x2="10.569cm" svg:y2="0.667cm"><text:p/></draw:line></text:p>
      <text:p text:style-name="Standard"><draw:frame text:anchor-type="paragraph" draw:z-index="9" draw:style-name="gr1" draw:text-style-name="P10" svg:width="2.925cm" svg:height="0.779cm" svg:x="1.164cm" svg:y="0.429cm"><draw:text-box><text:p text:style-name="P9"><text:span text:style-name="T1">CSS</text:span></text:p></draw:text-box></draw:frame><draw:line text:anchor-type="paragraph" draw:z-index="14" draw:style-name="gr6" draw:text-style-name="P9" svg:x1="7.893cm" svg:y1="0.24cm" svg:x2="7.893cm" svg:y2="1.489cm"><text:p/></draw:line></text:p>
      <text:p text:style-name="Standard"><draw:line text:anchor-type="paragraph" draw:z-index="26" draw:style-name="gr7" draw:text-style-name="P9" svg:x1="1.164cm" svg:y1="0.291cm" svg:x2="0.921cm" svg:y2="0.321cm"><text:p/></draw:line></text:p>
      <text:p text:style-name="Standard"><draw:frame text:anchor-type="paragraph" draw:z-index="5" draw:style-name="gr1" draw:text-style-name="P10" svg:width="4.515cm" svg:height="0.779cm" svg:x="5.865cm" svg:y="0.464cm"><draw:text-box><text:p text:style-name="P9"><text:span text:style-name="T1">PHP Page Template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PHP Pages</text:h>
      <text:p text:style-name="Text_20_body">These pages are basically just a symlink. <text:s/>Their sole purpose is to give the user a URL for each page, which in code just calls the application. </text:p>
      <text:p text:style-name="Text_20_body">&lt;?php</text:p>
      <text:p text:style-name="Text_20_body"><text:tab/>require_once('application_loader.php');</text:p>
      <text:p text:style-name="Text_20_body"><text:tab/>$TemplateName = 'AppTemplateName.Function';<text:tab/><text:tab/>//eg 'Account.View'</text:p>
      <text:p text:style-name="Text_20_body"><text:tab/>Application-&gt;Load($TemplateName);</text:p>
      <text:p text:style-name="Text_20_body">?&gt;</text:p>
      <text:h text:style-name="P11" text:outline-level="1">Application</text:h>
      <text:p text:style-name="Text_20_body">Contains the bulk of the application processing (duh).<text:span text:style-name="T2"> <text:s/>It allows us to cut down the amount of code which is directly copy and paste from page to page, as most of what is done now is almost identical. <text:s text:c="2"/>By this time passed in Dbos have been instantiated ie, get, post (see Framework).</text:span></text:p>
      <text:p text:style-name="P12">Every time a page loads, the Employee object will be created from the cookie (authentication)</text:p>
      <text:p text:style-name="P12">Account_view.php?Account.Id=100012345&amp;Service.Id=10234</text:p>
      <text:p text:style-name="P12">will give you an account object with the Id property set, and a service object with the Id property set.</text:p>
      <text:p text:style-name="P12">The primary method within the application is the load<text:span text:style-name="T3"> </text:span>method<text:span text:style-name="T3">,</text:span> which is called from each specific end-user php page. <text:s/>(see example code below)</text:p>
      <text:p text:style-name="P12"/>
      <text:p text:style-name="P12">--ajax load</text:p>
      <text:p text:style-name="Standard">--class autoloader</text:p>
      <text:p text:style-name="Standard"/>
      <text:p text:style-name="Text_20_body">function Load($Name)</text:p>
      <text:p text:style-name="Text_20_body"><text:tab/>//split name</text:p>
      <text:p text:style-name="Text_20_body"/>
      <text:p text:style-name="Text_20_body"><text:tab/>//Get user details (inc Permissions)</text:p>
      <text:p text:style-name="Text_20_body"/>
      <text:p text:style-name="Text_20_body"><text:tab/>//Create AppTemplate Object</text:p>
      <text:p text:style-name="Text_20_body"><text:tab/>//Run AppTemplate</text:p>
      <text:p text:style-name="Text_20_body"/>
      <text:p text:style-name="Text_20_body"><text:tab/>//Add context menu</text:p>
      <text:p text:style-name="Text_20_body"><text:tab/>//Add in JS &amp; CSS</text:p>
      <text:p text:style-name="Text_20_body"><text:tab/>//Add in documentation</text:p>
      <text:p text:style-name="Text_20_body"/>
      <text:p text:style-name="Text_20_body"><text:tab/>// RENDER page</text:p>
      <text:p text:style-name="Text_20_body"/>
      <text:h text:style-name="P11" text:outline-level="1">AppTemplates</text:h>
      <text:p text:style-name="Standard">These pages are the logic behind the page, and have very particular naming conventions. <text:s/>Each different type will be stored in a seperate file, within the apptemplate directory. <text:s/>Within each file are a set of functions which correspond to the pages of the interface.</text:p>
      <text:p text:style-name="Standard"/>
      <text:p text:style-name="Standard">For the example below, the code will be stored in “AppTemplate/Account.php”</text:p>
      <text:p text:style-name="Standard"/>
      <text:p text:style-name="Standard">Class AppTemplate_Account</text:p>
      <text:p text:style-name="Standard">fucntion View()</text:p>
      <text:p text:style-name="Standard"><text:tab/>// Check perms</text:p>
      <text:p text:style-name="Standard"><text:tab/>$this-&gt;PermissionOrDie($pagePerms)<text:tab/>// dies if no permissions</text:p>
      <text:p text:style-name="Standard"><text:tab/>$this-&gt;UserHasPerm($pagePerms) <text:tab/><text:tab/>// returns false if none, true if they do</text:p>
      <text:p text:style-name="Standard"/>
      <text:p text:style-name="Standard"><text:tab/>if ($this-&gt;Dbo-&gt;Account-&gt;Id-&gt;IsValid())</text:p>
      <text:p text:style-name="Standard"><text:tab/><text:tab/>//Load account + stuff</text:p>
      <text:p text:style-name="Standard"><text:tab/><text:tab/>$this-&gt;Dbo-&gt;Account-&gt;Load()</text:p>
      <text:p text:style-name="Standard"><text:tab/><text:tab/>$this-&gt;Dbo-&gt;MyObject-&gt;Account = $this-&gt;Dbo-&gt;Account-&gt;Id-&gt;Value</text:p>
      <text:p text:style-name="Standard"><text:tab/><text:tab/>$this-&gt;Dbo-&gt;MyObject-&gt;Load()</text:p>
      <text:p text:style-name="Standard"/>
      <text:p text:style-name="Standard"><text:tab/><text:tab/>// Context menu options</text:p>
      <text:p text:style-name="Standard"><text:tab/><text:tab/>$this-&gt;ContextMenu-&gt;Account-&gt;ViewAccount($this-&gt;Dbo-&gt;Account-Id-&gt;Value)</text:p>
      <text:p text:style-name="Standard"><text:tab/><text:tab/>Menu</text:p>
      <text:p text:style-name="Standard"><text:tab/><text:tab/> <text:s text:c="2"/>|--Account</text:p>
      <text:p text:style-name="Standard"><text:tab/><text:tab/><text:tab/>|--View Account</text:p>
      <text:p text:style-name="Standard"><text:tab/><text:tab/>// Load page</text:p>
      <text:p text:style-name="Standard"><text:tab/><text:tab/>$this-&gt;LoadPage('AccountView')</text:p>
      <text:p text:style-name="Standard"><text:tab/>else</text:p>
      <text:p text:style-name="Standard"><text:tab/><text:tab/>// Load error page</text:p>
      <text:p text:style-name="Standard"><text:tab/><text:tab/>$this-&gt;LoadPage('AccountError')</text:p>
      <text:p text:style-name="Standard"/>
      <text:p text:style-name="Standard"><text:tab/>//for additional functionality like change of lessee</text:p>
      <text:p text:style-name="Standard"><text:tab/>$someThing = $this-&gt;Module-&gt;Account-&gt;Function()</text:p>
      <text:p text:style-name="Standard"/>
      <text:h text:style-name="Heading_20_1" text:outline-level="1">Context Menu</text:h>
      <text:p text:style-name="Standard">function MenuItemViewAccount($Id)</text:p>
      <text:p text:style-name="Standard"><text:tab/>// context menu is a seperate file which knowns everything about every context menu</text:p>
      <text:p text:style-name="Standard"><text:tab/>// context menu object contains a list of links, some modifiers, and a Render function </text:p>
      <text:p text:style-name="Standard"><text:tab/>//autoloading, overloading, singleton patterns</text:p>
      <text:p text:style-name="Standard"><text:tab/>ContextMenu()-&gt;Level1-&gt;Level2-&gt;ItemName($params)</text:p>
      <text:p text:style-name="Standard"><text:tab/>ContextMenu-&gt;Render()</text:p>
      <text:p text:style-name="Standard"><text:tab/>MenuItem-&gt;ItemName($params)</text:p>
      <text:p text:style-name="Standard"/>
      <text:p text:style-name="Standard"><text:tab/></text:p>
      <text:h text:style-name="P11" text:outline-level="1">PHP Page Templates</text:h>
      <text:h text:style-name="P13" text:outline-level="2">Individual Pages</text:h>
      <text:p text:style-name="Text_20_body">These pages define how the HTML objects are arranged on the page in terms of columns/rows/placement etc. <text:s/>A skeleton is inlcluded below:</text:p>
      <text:p text:style-name="Text_20_body">example page_template/account_view.php</text:p>
      <text:p text:style-name="Code">&lt;?php</text:p>
      <text:p text:style-name="Code">$this-&gt;Page-&gt;SetName('Account View')</text:p>
      <text:p text:style-name="Code">$this-&gt;Page-&gt;SetLayout('1Column')</text:p>
      <text:p text:style-name="Code">$id = $this-&gt;Page-&gt;AddObject('AccountDetails', <text:span text:style-name="T4">COLUMN_ONE</text:span>, <text:span text:style-name="T4">HTML_CONTEXT_DEFAULT</text:span>)</text:p>
      <text:p text:style-name="Code">?&gt;</text:p>
      <text:h text:style-name="Heading_20_1" text:outline-level="1">HTML Objects</text:h>
      <text:p text:style-name="Text_20_body">Example /html_template/account/details.php</text:p>
      <text:p text:style-name="Code">&lt;?php</text:p>
      <text:p text:style-name="Code">Class HtmlTemplateAccountDetails extends HtmlTemplate</text:p>
      <text:p text:style-name="Code">function Render()</text:p>
      <text:p text:style-name="Code">{</text:p>
      <text:p text:style-name="Code"><text:tab/><text:tab/>echo "&lt;h2 class='Account'&gt;Account Details&lt;/h2&gt;\n";</text:p>
      <text:p text:style-name="Code"><text:tab/><text:tab/>echo "&lt;div class='NarrowContent'&gt;\n";</text:p>
      <text:p text:style-name="Code"/>
      <text:p text:style-name="Code"><text:tab/><text:tab/>// Declare the start of the form</text:p>
      <text:p text:style-name="Code"><text:tab/><text:tab/>$this-&gt;FormStart('AccountDetails', 'Account', 'InvoicesAndPayments');</text:p>
      <text:p text:style-name="Code"><text:tab/><text:tab/></text:p>
      <text:p text:style-name="Code"><text:tab/><text:tab/>// Render the Id of the Account as a hidden input</text:p>
      <text:p text:style-name="Code"><text:tab/><text:tab/>DBO()-&gt;Account-&gt;Id-&gt;RenderHidden();</text:p>
      <text:p text:style-name="Code"/>
      <text:p text:style-name="Code"><text:tab/><text:tab/>// Render the details of the Account</text:p>
      <text:p text:style-name="Code"><text:tab/><text:tab/>DBO()-&gt;Account-&gt;Id-&gt;RenderOutput();</text:p>
      <text:p text:style-name="Code"><text:tab/><text:tab/>DBO()-&gt;Account-&gt;BusinessName-&gt;RenderOutput();</text:p>
      <text:p text:style-name="Code"><text:tab/><text:tab/>DBO()-&gt;Account-&gt;Balance-&gt;RenderOutput();</text:p>
      <text:p text:style-name="Code"><text:tab/><text:tab/>DBO()-&gt;Account-&gt;Overdue-&gt;RenderOutput();</text:p>
      <text:p text:style-name="Code"><text:tab/><text:tab/>DBO()-&gt;Account-&gt;TotalUnbilledAdjustments-&gt;RenderOutput();</text:p>
      <text:p text:style-name="Code"/>
      <text:p text:style-name="Code"/>
      <text:p text:style-name="Code"><text:tab/><text:tab/>// Render the properties that can be changed</text:p>
      <text:p text:style-name="Code"><text:tab/><text:tab/>DBO()-&gt;Account-&gt;DisableDDR-&gt;RenderInput();</text:p>
      <text:p text:style-name="Code"><text:tab/><text:tab/>DBO()-&gt;Account-&gt;DisableLatePayment-&gt;RenderInput();</text:p>
      <text:p text:style-name="Code"><text:tab/><text:tab/></text:p>
      <text:p text:style-name="Code"><text:tab/><text:tab/>// Render the submit button</text:p>
      <text:p text:style-name="Code"><text:tab/><text:tab/>echo "&lt;div class='Right'&gt;\n";</text:p>
      <text:p text:style-name="Code"><text:tab/><text:tab/>$this-&gt;Submit("Apply Changes");</text:p>
      <text:p text:style-name="Code"><text:tab/><text:tab/>echo "&lt;/div&gt;\n";</text:p>
      <text:p text:style-name="Code"><text:tab/><text:tab/>echo "&lt;div class='Seperator'&gt;&lt;/div&gt;\n";</text:p>
      <text:p text:style-name="Code"><text:tab/><text:tab/>echo "&lt;div class='Seperator'&gt;&lt;/div&gt;\n";</text:p>
      <text:p text:style-name="Code"><text:tab/><text:tab/>echo "&lt;/div&gt;\n";</text:p>
      <text:p text:style-name="Code"><text:tab/><text:tab/>echo "&lt;div class='Seperator'&gt;&lt;/div&gt;\n";</text:p>
      <text:p text:style-name="Code"><text:tab/><text:tab/></text:p>
      <text:p text:style-name="Code"><text:tab/><text:tab/>// Declare the end of the form</text:p>
      <text:p text:style-name="Code"><text:tab/><text:tab/>$this-&gt;FormEnd();</text:p>
      <text:p text:style-name="Code">}</text:p>
      <text:p text:style-name="Code">?&gt;</text:p>
      <text:h text:style-name="Heading_20_1" text:outline-level="1"/>
      <text:h text:style-name="P11" text:outline-level="1">Framework</text:h>
      <text:p text:style-name="Text_20_body">The framework is crazy. <text:s/>Here we define our Dbos and Dbls, and all the many many wonderful things that they can do. <text:s/>A DBL (DataBaseList) is a list of DBOs (DataBaseObject).</text:p>
      <text:p text:style-name="Text_20_body"/>
      <text:h text:style-name="Heading_20_1" text:outline-level="1">Database Definitions</text:h>
      <text:p text:style-name="Text_20_body">Basic definitions which already exist define the tables within the database. <text:s/>Our extended definition is going to include object definitions, which define objects whose data is stored in multiple tables.</text:p>
      <text:p text:style-name="Text_20_body">The extended definition will also include two more fields. validation and <text:s/>input type.</text:p>
      <text:p text:style-name="Text_20_body">Email</text:p>
      <text:p text:style-name="Text_20_body"><text:tab/>'s' (string)</text:p>
      <text:p text:style-name="Text_20_body"><text:tab/>'varchar' (150)</text:p>
      <text:p text:style-name="Text_20_body"><text:tab/>VALID_EMAIL<text:tab/>// global variable, could be either a regex or a constant for functions</text:p>
      <text:p text:style-name="Text_20_body"><text:tab/>WIDE_INPUT<text:tab/>// global variable</text:p>
      <text:p text:style-name="Text_20_body">//foreign keys – when an item is a foreign key, specify the table (column is optional)</text:p>
      <text:p text:style-name="Text_20_body"/>
      <text:h text:style-name="Heading_20_1" text:outline-level="1"/>
      <text:h text:style-name="P11" text:outline-level="1">HTML Elements</text:h>
      <text:p text:style-name="Text_20_body">This is the main place in the interface code where HTML will appear (apart from HTML Objects). <text:s/>This is because HTML gets very ugly, very quickly, and spreading it out over mutliple areas will not help the cause.</text:p>
      <text:p text:style-name="Text_20_body">Within here are every single template used in the interface, from simple label:data tag pairs to complex page templates including multiple columns and rows of template blocks. <text:s/>These blocks are themselves templates, which include multiple instances of the basic templates.</text:p>
      <text:p text:style-name="Text_20_body"/>
      <text:p text:style-name="Text_20_body"/>
      <text:p text:style-name="Text_20_body"><draw:g text:anchor-type="paragraph" draw:z-index="18" draw:style-name="gr2"><draw:custom-shape draw:style-name="gr9" draw:text-style-name="P9" svg:width="7.658cm" svg:height="11.865cm" svg:x="9.356cm" svg:y="0.314cm"><text:p text:style-name="P9">Column 1</text:p><draw:enhanced-geometry svg:viewBox="0 0 21600 21600" draw:type="rectangle" draw:enhanced-path="M 0 0 L 21600 0 21600 21600 0 21600 0 0 Z N"/></draw:custom-shape><draw:rect draw:style-name="gr10" draw:text-style-name="P9" svg:width="7.067cm" svg:height="7.261cm" svg:x="9.76cm" svg:y="1.224cm"><text:p text:style-name="P9">Account Details</text:p></draw:rect><draw:rect draw:style-name="gr10" draw:text-style-name="P9" svg:width="7.003cm" svg:height="3.2cm" svg:x="9.76cm" svg:y="8.763cm"><text:p text:style-name="P9">Contacts</text:p></draw:rect></draw:g><draw:g text:anchor-type="paragraph" draw:z-index="17" draw:style-name="gr2"><draw:custom-shape draw:style-name="gr11" draw:text-style-name="P9" svg:width="8.123cm" svg:height="9.469cm" svg:x="0.577cm" svg:y="0.254cm"><text:p/><draw:enhanced-geometry svg:viewBox="0 0 21600 21600" draw:type="rectangle" draw:enhanced-path="M 0 0 L 21600 0 21600 21600 0 21600 0 0 Z N"/></draw:custom-shape><draw:custom-shape draw:style-name="gr12" draw:text-style-name="P9" svg:width="3.58cm" svg:height="5.546cm" svg:x="1.542cm" svg:y="1.408cm"><text:p text:style-name="P9">Column 1</text:p><draw:enhanced-geometry svg:viewBox="0 0 21600 21600" draw:type="rectangle" draw:enhanced-path="M 0 0 L 21600 0 21600 21600 0 21600 0 0 Z N"/></draw:custom-shape><draw:custom-shape draw:style-name="gr12" draw:text-style-name="P9" svg:width="3.331cm" svg:height="5.516cm" svg:x="5.214cm" svg:y="1.406cm"><text:p text:style-name="P9">Column 2</text:p><draw:enhanced-geometry svg:viewBox="0 0 21600 21600" draw:type="rectangle" draw:enhanced-path="M 0 0 L 21600 0 21600 21600 0 21600 0 0 Z N"/></draw:custom-shape><draw:rect draw:style-name="gr10" draw:text-style-name="P9" svg:width="7.751cm" svg:height="0.816cm" svg:x="0.732cm" svg:y="0.466cm"><text:p text:style-name="P9">Header</text:p></draw:rect><draw:rect draw:style-name="gr13" draw:text-style-name="P9" svg:width="0.623cm" svg:height="4.114cm" svg:x="0.762cm" svg:y="1.438cm"><text:p/></draw:rect><draw:rect draw:style-name="gr10" draw:text-style-name="P9" svg:width="6.943cm" svg:height="2.211cm" svg:x="1.572cm" svg:y="7.135cm"><text:p text:style-name="P9">Row 2, Column 1</text:p></draw:rect></draw:g><draw:g text:anchor-type="paragraph" draw:z-index="19" draw:style-name="gr2"><draw:rect draw:style-name="gr14" draw:text-style-name="P9" svg:width="8.125cm" svg:height="8.967cm" svg:x="0.582cm" svg:y="10.125cm"><text:p text:style-name="P9">Account Details</text:p></draw:rect><draw:g draw:style-name="gr15"><draw:rect draw:style-name="gr10" draw:text-style-name="P9" svg:width="6.164cm" svg:height="0.747cm" svg:x="1.108cm" svg:y="12.15cm"><text:p text:style-name="P9">Account ID :<text:tab/>10002456325</text:p></draw:rect><draw:rect draw:style-name="gr10" draw:text-style-name="P9" svg:width="6.164cm" svg:height="0.747cm" svg:x="1.108cm" svg:y="11.092cm"><text:p text:style-name="P9">Account Name :<text:tab/>MyBusiness</text:p></draw:rect><draw:rect draw:style-name="gr10" draw:text-style-name="P9" svg:width="6.164cm" svg:height="0.747cm" svg:x="1.108cm" svg:y="13.182cm"><text:p text:style-name="P9">Account Balance:<text:tab/><text:tab/>$300</text:p></draw:rect><draw:line draw:style-name="gr16" draw:text-style-name="P9" svg:x1="4.627cm" svg:y1="14.981cm" svg:x2="4.627cm" svg:y2="17.346cm"><text:p/></draw:line><draw:rect draw:style-name="gr10" draw:text-style-name="P9" svg:width="6.164cm" svg:height="0.747cm" svg:x="1.076cm" svg:y="17.821cm"><text:p text:style-name="P9">Label:<text:tab/><text:tab/><text:tab/><text:tab/>Data</text:p></draw:rect></draw:g></draw:g></text:p>
      <text:p text:style-name="P14"/>
      <text:p text:style-name="Text_20_body"/>
      <text:p text:style-name="Text_20_body"/>
      <text:p text:style-name="Text_20_body"/>
      <text:p text:style-name="Text_20_body"/>
      <text:p text:style-name="Text_20_body"/>
      <text:p text:style-name="P2">Page left blank intentionally</text:p>
      <text:p text:style-name="P14">OTHER</text:p>
      <text:h text:style-name="Heading_20_1" text:outline-level="1"/>
      <text:h text:style-name="Heading_20_1" text:outline-level="1">JS &amp; CSS</text:h>
      <text:p text:style-name="Text_20_body">Javascript is stored in the javascript/ folder, and each class is in its own file. <text:s/>All javascript classes exist within the Vixen object.</text:p>
      <text:p text:style-name="Text_20_body">Vixen</text:p>
      <text:list text:style-name="L2">
        <text:list-item>
          <text:p text:style-name="P15">Ajax</text:p>
        </text:list-item>
        <text:list-item>
          <text:p text:style-name="P15">Browser</text:p>
        </text:list-item>
        <text:list-item>
          <text:p text:style-name="P15">Dhtml</text:p>
        </text:list-item>
        <text:list-item>
          <text:p text:style-name="P15">Highlight</text:p>
        </text:list-item>
        <text:list-item>
          <text:p text:style-name="P15">Menu</text:p>
        </text:list-item>
        <text:list-item>
          <text:p text:style-name="P15">Popup</text:p>
        </text:list-item>
        <text:list-item>
          <text:p text:style-name="P15">Slide</text:p>
        </text:list-item>
        <text:list-item>
          <text:p text:style-name="P15">Tooltip</text:p>
        </text:list-item>
      </text:list>
      <text:p text:style-name="Text_20_body"/>
      <text:p text:style-name="Text_20_body"/>
      <text:h text:style-name="Heading_20_1" text:outline-level="1">AJAX Templates</text:h>
      <text:p text:style-name="Text_20_body">To accommodate our new-found love for AJAX, each page (which needs it) will have an AJAX template to be used instead of the PHP template. <text:s/>This means the same functions can be used to perform all processing within the application (ie, InvoicePayment method in Application), and only the output changes from PHP to AJAX. <text:s/></text:p>
      <text:p text:style-name="Text_20_body"/>
      <text:p text:style-name="Standard"/>
      <text:h text:style-name="Heading_20_1" text:outline-level="1">Database</text:h>
      <text:p text:style-name="Text_20_body">Pretty much whatever the existing database is</text:p>
      <text:h text:style-name="Heading_20_1" text:outline-level="1">Directory Structure</text:h>
      <text:p text:style-name="Text_20_body">framework/</text:p>
      <text:p text:style-name="Text_20_body"><text:tab/>functions.php</text:p>
      <text:p text:style-name="Text_20_body"><text:tab/>framework.php</text:p>
      <text:p text:style-name="Text_20_body"><text:tab/>definitions.php</text:p>
      <text:p text:style-name="Text_20_body"><text:tab/><text:tab/>... and others</text:p>
      <text:p text:style-name="Text_20_body">ui_app/</text:p>
      <text:p text:style-name="Text_20_body"><text:tab/>phppagetemplates/</text:p>
      <text:p text:style-name="Text_20_body"><text:tab/><text:tab/>account_view.php </text:p>
      <text:p text:style-name="Text_20_body"><text:tab/><text:tab/>account_error.php</text:p>
      <text:p text:style-name="Text_20_body">?for the moment, same name, but shouldnt cause conflicts as the other pages will be replaced by global index.php</text:p>
      <text:p text:style-name="Text_20_body"><text:tab/>htmlobjecttemplates/</text:p>
      <text:p text:style-name="Text_20_body"><text:tab/><text:tab/>account.php</text:p>
      <text:p text:style-name="Text_20_body"><text:tab/><text:tab/>contact<text:tab/>.php</text:p>
      <text:p text:style-name="Text_20_body"><text:tab/><text:tab/>service.php</text:p>
      <text:p text:style-name="Text_20_body"><text:tab/><text:tab/>invoice.php?</text:p>
      <text:p text:style-name="Text_20_body"><text:tab/><text:tab/>default.php</text:p>
      <text:p text:style-name="Text_20_body"/>
      <text:p text:style-name="Text_20_body"><text:tab/>htmlelements/</text:p>
      <text:p text:style-name="Text_20_body"><text:tab/><text:tab/></text:p>
      <text:p text:style-name="Text_20_body"><text:tab/>apptemplate/</text:p>
      <text:p text:style-name="Text_20_body"><text:tab/><text:tab/>account.php</text:p>
      <text:p text:style-name="Text_20_body"><text:tab/><text:tab/>contact.php</text:p>
      <text:p text:style-name="Text_20_body"><text:tab/><text:tab/>service.php</text:p>
      <text:p text:style-name="Text_20_body"><text:tab/><text:tab/>?invoice.php</text:p>
      <text:p text:style-name="Text_20_body"><text:tab/><text:tab/>default.php</text:p>
      <text:p text:style-name="Text_20_body"><text:tab/>application_loader.php ? where to put it</text:p>
      <text:p text:style-name="Text_20_body"><text:tab/>account_view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Nimbus Sans L" svg:font-family="'Nimbus Sans L'" style:font-family-generic="swiss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de" style:family="paragraph" style:class="text" style:master-page-name="">
      <style:text-properties style:font-name="DejaVu Sans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5-10T14:16:24</meta:creation-date>
    <dc:date>2007-07-03T10:31:59</dc:date>
    <dc:language>en-AU</dc:language>
    <meta:editing-cycles>107</meta:editing-cycles>
    <meta:editing-duration>PT7H42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165" meta:word-count="940" meta:character-count="6531"/>
  </office:meta>
</office:document-meta>
</file>